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fo:color="#000000" style:text-line-through-style="none" style:text-line-through-type="none" style:font-name="Arial1" fo:font-size="9pt" fo:font-style="normal" style:text-underline-style="none" fo:font-weight="normal"/>
    </style:style>
    <style:style style:name="P8" style:family="paragraph">
      <style:paragraph-properties fo:text-align="center"/>
      <style:text-properties fo:color="#000000" style:text-line-through-style="none" style:text-line-through-type="none" style:font-name="Arial2" fo:font-size="9pt" fo:font-style="normal" style:text-underline-style="none" fo:font-weight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fo:color="#000000" style:text-line-through-style="none" style:text-line-through-type="none" style:font-name="Arial2" fo:font-size="14pt" fo:font-style="normal" style:text-underline-style="none" fo:font-weight="normal"/>
    </style:style>
    <style:style style:name="P12" style:family="paragraph">
      <style:paragraph-properties fo:text-align="center"/>
      <style:text-properties fo:color="#000000" style:text-line-through-style="none" style:text-line-through-type="none" style:font-name="Arial2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0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4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01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61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77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11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46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6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17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fo:background-color="#ffffff"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2.016cm" fo:min-width="18.98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4.41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3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81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85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95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86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.7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2.42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3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3.699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8.9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AgenciaCodigo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NossoNumer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Cedente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nderecoCedente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3" svg:width="4.478cm" svg:height="1.235cm" svg:x="0.25cm" svg:y="1.392cm"><text:p/></draw:rect><draw:rect text:anchor-type="paragraph" draw:z-index="1" draw:style-name="gr1" draw:text-style-name="P3" svg:width="1.989cm" svg:height="1.241cm" svg:x="4.763cm" svg:y="1.392cm"><text:p/></draw:rect><draw:rect text:anchor-type="paragraph" draw:z-index="2" draw:style-name="gr1" draw:text-style-name="P3" svg:width="12.593cm" svg:height="1.23cm" svg:x="6.787cm" svg:y="1.393cm"><text:p/></draw:rect><draw:custom-shape text:anchor-type="paragraph" draw:z-index="3" draw:style-name="gr2" draw:text-style-name="P4" svg:width="14.17cm" svg:height="0.75cm" svg:x="0.25cm" svg:y="2.63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3" draw:text-style-name="P4" svg:width="3.786cm" svg:height="0.75cm" svg:x="14.42cm" svg:y="2.63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4" svg:width="1.158cm" svg:height="0.75cm" svg:x="18.216cm" svg:y="2.63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5" draw:text-style-name="P4" svg:width="3.756cm" svg:height="0.75cm" svg:x="0.25cm" svg:y="4.117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style-name="gr8" draw:text-style-name="P4" svg:width="3.259cm" svg:height="0.75cm" svg:x="12.49cm" svg:y="4.128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10" draw:text-style-name="P4" svg:width="14.812cm" svg:height="0.75cm" svg:x="0.25cm" svg:y="5.62cm"><text:p><text:span text:style-name="T2">Instr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11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3" draw:style-name="gr12" draw:text-style-name="P6" svg:width="3.123cm" svg:height="0.385cm" svg:x="16.258cm" svg:y="0.958cm"><draw:text-box><text:p text:style-name="P5"><text:span text:style-name="T3">RECIBO DO PAGADOR</text:span></text:p></draw:text-box></draw:frame><draw:control text:anchor-type="paragraph" draw:z-index="14" draw:style-name="gr13" draw:text-style-name="P7" svg:width="3.527cm" svg:height="0.396cm" svg:x="14.542cm" svg:y="2.875cm" draw:control="control1"/><draw:control text:anchor-type="paragraph" draw:z-index="15" draw:style-name="gr13" draw:text-style-name="P7" svg:width="0.929cm" svg:height="0.396cm" svg:x="18.364cm" svg:y="2.932cm" draw:control="control2"/><draw:control text:anchor-type="paragraph" draw:z-index="16" draw:style-name="gr13" draw:text-style-name="P8" svg:width="4.123cm" svg:height="0.953cm" svg:x="0.455cm" svg:y="1.547cm" draw:control="control3"/><draw:control text:anchor-type="paragraph" draw:z-index="17" draw:style-name="gr13" draw:text-style-name="P7" svg:width="3.555cm" svg:height="0.401cm" svg:x="0.372cm" svg:y="4.419cm" draw:control="control4"/><draw:control text:anchor-type="paragraph" draw:z-index="18" draw:name="txtNumeroDocumento" draw:style-name="gr13" draw:text-style-name="P7" svg:width="4.155cm" svg:height="0.396cm" svg:x="4.129cm" svg:y="4.429cm" draw:control="control5"/><draw:control text:anchor-type="paragraph" draw:z-index="19" draw:name="txtNumeroDocumento" draw:style-name="gr13" draw:text-style-name="P7" svg:width="3.682cm" svg:height="0.396cm" svg:x="8.68cm" svg:y="4.429cm" draw:control="control6"/><draw:control text:anchor-type="paragraph" draw:z-index="21" draw:name="txtNumeroDocumento" draw:style-name="gr13" draw:text-style-name="P7" svg:width="3.26cm" svg:height="0.396cm" svg:x="15.93cm" svg:y="4.429cm" draw:control="control8"/><draw:control text:anchor-type="paragraph" draw:z-index="22" draw:name="txtNumeroDocumento" draw:style-name="gr13" draw:text-style-name="P7" svg:width="14.537cm" svg:height="0.396cm" svg:x="0.411cm" svg:y="5.921cm" draw:control="control9"/><draw:line text:anchor-type="paragraph" draw:z-index="23" draw:style-name="gr14" draw:text-style-name="P9" svg:x1="0.252cm" svg:y1="6.904cm" svg:x2="19.38cm" svg:y2="6.904cm"><text:p/></draw:line><draw:custom-shape text:anchor-type="paragraph" draw:z-index="24" draw:style-name="gr15" draw:text-style-name="P4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5" draw:style-name="gr16" draw:text-style-name="P10" svg:width="2.015cm" svg:height="0.248cm" svg:x="17.383cm" svg:y="6.638cm"><draw:text-box><text:p><text:span text:style-name="T4">Corte na linha abaixo</text:span></text:p></draw:text-box></draw:frame><draw:custom-shape text:anchor-type="paragraph" draw:z-index="26" draw:style-name="gr17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18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17" draw:text-style-name="P4" svg:width="14.579cm" svg:height="0.75cm" svg:x="0.25cm" svg:y="9.342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18" draw:text-style-name="P4" svg:width="4.552cm" svg:height="0.75cm" svg:x="14.829cm" svg:y="9.342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18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18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18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18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18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18" draw:text-style-name="P4" svg:width="4.552cm" svg:height="0.75cm" svg:x="14.829cm" svg:y="13.83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18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19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0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1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2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19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4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5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6" draw:text-style-name="P4" svg:width="3.562cm" svg:height="0.75cm" svg:x="7.264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7" draw:text-style-name="P4" svg:width="14.579cm" svg:height="3.749cm" svg:x="0.25cm" svg:y="11.591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8" draw:style-name="gr28" draw:text-style-name="P6" svg:width="3.915cm" svg:height="0.327cm" svg:x="15.466cm" svg:y="17.565cm"><draw:text-box><text:p text:style-name="P5"><text:span text:style-name="T3">FICHA DE COMPENSAÇÃO</text:span></text:p></draw:text-box></draw:frame><draw:frame text:anchor-type="paragraph" draw:z-index="49" draw:style-name="gr29" draw:text-style-name="P10" svg:width="2.357cm" svg:height="0.332cm" svg:x="12.487cm" svg:y="17.593cm"><draw:text-box><text:p><text:span text:style-name="T4">Autenticação Mecânica</text:span></text:p></draw:text-box></draw:frame><draw:control text:anchor-type="paragraph" draw:z-index="50" draw:style-name="gr13" draw:text-style-name="P11" svg:width="1.851cm" svg:height="0.952cm" svg:x="4.835cm" svg:y="1.543cm" draw:control="control10"/><draw:control text:anchor-type="paragraph" draw:z-index="51" draw:style-name="gr13" draw:text-style-name="P12" svg:width="12.286cm" svg:height="0.953cm" svg:x="6.939cm" svg:y="1.547cm" draw:control="control11"/><draw:rect text:anchor-type="paragraph" draw:z-index="52" draw:style-name="gr1" draw:text-style-name="P3" svg:width="4.478cm" svg:height="1.235cm" svg:x="0.25cm" svg:y="7.352cm"><text:p/></draw:rect><draw:rect text:anchor-type="paragraph" draw:z-index="53" draw:style-name="gr1" draw:text-style-name="P3" svg:width="1.989cm" svg:height="1.241cm" svg:x="4.763cm" svg:y="7.352cm"><text:p/></draw:rect><draw:rect text:anchor-type="paragraph" draw:z-index="54" draw:style-name="gr1" draw:text-style-name="P3" svg:width="12.593cm" svg:height="1.23cm" svg:x="6.787cm" svg:y="7.354cm"><text:p/></draw:rect><draw:control text:anchor-type="paragraph" draw:z-index="55" draw:style-name="gr13" draw:text-style-name="P8" svg:width="4.123cm" svg:height="0.953cm" svg:x="0.455cm" svg:y="7.507cm" draw:control="control12"/><draw:control text:anchor-type="paragraph" draw:z-index="56" draw:style-name="gr13" draw:text-style-name="P11" svg:width="1.851cm" svg:height="0.952cm" svg:x="4.835cm" svg:y="7.509cm" draw:control="control13"/><draw:control text:anchor-type="paragraph" draw:z-index="57" draw:style-name="gr13" draw:text-style-name="P12" svg:width="12.286cm" svg:height="0.953cm" svg:x="6.939cm" svg:y="7.507cm" draw:control="control14"/><draw:control text:anchor-type="paragraph" draw:z-index="58" draw:style-name="gr13" draw:text-style-name="P7" svg:width="14.311cm" svg:height="0.396cm" svg:x="0.411cm" svg:y="8.901cm" draw:control="control15"/><draw:control text:anchor-type="paragraph" draw:z-index="59" draw:style-name="gr13" draw:text-style-name="P7" svg:width="14.311cm" svg:height="0.396cm" svg:x="0.411cm" svg:y="9.643cm" draw:control="control16"/><draw:control text:anchor-type="paragraph" draw:z-index="60" draw:style-name="gr13" draw:text-style-name="P7" svg:width="4.313cm" svg:height="0.396cm" svg:x="14.94cm" svg:y="8.901cm" draw:control="control17"/><draw:control text:anchor-type="paragraph" draw:z-index="61" draw:style-name="gr13" draw:text-style-name="P7" svg:width="4.313cm" svg:height="0.396cm" svg:x="14.94cm" svg:y="9.643cm" draw:control="control18"/><draw:control text:anchor-type="paragraph" draw:z-index="62" draw:style-name="gr13" draw:text-style-name="P7" svg:width="4.315cm" svg:height="0.396cm" svg:x="14.958cm" svg:y="11.146cm" draw:control="control19"/><draw:control text:anchor-type="paragraph" draw:z-index="63" draw:style-name="gr13" draw:text-style-name="P7" svg:width="4.315cm" svg:height="0.396cm" svg:x="14.958cm" svg:y="10.368cm" draw:control="control20"/><draw:control text:anchor-type="paragraph" draw:z-index="64" draw:style-name="gr13" draw:text-style-name="P7" svg:width="4.315cm" svg:height="0.396cm" svg:x="14.958cm" svg:y="11.892cm" draw:control="control21"/><draw:control text:anchor-type="paragraph" draw:z-index="65" draw:style-name="gr13" draw:text-style-name="P7" svg:width="4.315cm" svg:height="0.396cm" svg:x="14.958cm" svg:y="12.642cm" draw:control="control22"/><draw:control text:anchor-type="paragraph" draw:z-index="66" draw:style-name="gr13" draw:text-style-name="P7" svg:width="4.315cm" svg:height="0.396cm" svg:x="14.958cm" svg:y="13.391cm" draw:control="control23"/><draw:control text:anchor-type="paragraph" draw:z-index="67" draw:style-name="gr13" draw:text-style-name="P7" svg:width="4.315cm" svg:height="0.396cm" svg:x="14.958cm" svg:y="14.141cm" draw:control="control24"/><draw:control text:anchor-type="paragraph" draw:z-index="68" draw:style-name="gr13" draw:text-style-name="P7" svg:width="2.271cm" svg:height="0.396cm" svg:x="0.411cm" svg:y="10.368cm" draw:control="control25"/><draw:control text:anchor-type="paragraph" draw:z-index="69" draw:style-name="gr13" draw:text-style-name="P7" svg:width="2.73cm" svg:height="0.396cm" svg:x="2.91cm" svg:y="10.368cm" draw:control="control26"/><draw:control text:anchor-type="paragraph" draw:z-index="70" draw:style-name="gr13" draw:text-style-name="P7" svg:width="2.786cm" svg:height="0.396cm" svg:x="5.856cm" svg:y="10.368cm" draw:control="control27"/><draw:control text:anchor-type="paragraph" draw:z-index="71" draw:style-name="gr13" draw:text-style-name="P7" svg:width="1.853cm" svg:height="0.396cm" svg:x="8.878cm" svg:y="10.368cm" draw:control="control28"/><draw:control text:anchor-type="paragraph" draw:z-index="72" draw:style-name="gr13" draw:text-style-name="P7" svg:width="3.774cm" svg:height="0.396cm" svg:x="10.966cm" svg:y="10.368cm" draw:control="control29"/><draw:control text:anchor-type="paragraph" draw:z-index="73" draw:style-name="gr13" draw:text-style-name="P7" svg:width="2.271cm" svg:height="0.396cm" svg:x="0.411cm" svg:y="11.146cm" draw:control="control30"/><draw:control text:anchor-type="paragraph" draw:z-index="74" draw:style-name="gr13" draw:text-style-name="P7" svg:width="1.692cm" svg:height="0.401cm" svg:x="2.905cm" svg:y="11.146cm" draw:control="control31"/><draw:control text:anchor-type="paragraph" draw:z-index="75" draw:style-name="gr13" draw:text-style-name="P7" svg:width="2.304cm" svg:height="0.401cm" svg:x="4.847cm" svg:y="11.146cm" draw:control="control32"/><draw:control text:anchor-type="paragraph" draw:z-index="76" draw:style-name="gr13" draw:text-style-name="P7" svg:width="3.301cm" svg:height="0.401cm" svg:x="7.435cm" svg:y="11.146cm" draw:control="control33"/><draw:control text:anchor-type="paragraph" draw:z-index="77" draw:style-name="gr13" draw:text-style-name="P7" svg:width="3.793cm" svg:height="0.401cm" svg:x="10.966cm" svg:y="11.146cm" draw:control="control34"/><draw:control text:anchor-type="paragraph" draw:z-index="78" draw:style-name="gr13" draw:text-style-name="P7" svg:width="4.315cm" svg:height="0.396cm" svg:x="14.958cm" svg:y="14.908cm" draw:control="control35"/><draw:control text:anchor-type="paragraph" draw:z-index="79" draw:style-name="gr13" draw:text-style-name="P7" svg:width="18.864cm" svg:height="0.401cm" svg:x="0.411cm" svg:y="15.655cm" draw:control="control36"/><draw:control text:anchor-type="paragraph" draw:z-index="80" draw:style-name="gr13" draw:text-style-name="P8" svg:width="10.891cm" svg:height="1.301cm" svg:x="0.252cm" svg:y="17.591cm" draw:control="control37"/><draw:custom-shape text:anchor-type="paragraph" draw:z-index="81" draw:style-name="gr30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2" draw:name="txtNumeroDocumento" draw:style-name="gr13" draw:text-style-name="P7" svg:width="18.834cm" svg:height="0.396cm" svg:x="0.411cm" svg:y="5.172cm" draw:control="control38"/><draw:control text:anchor-type="paragraph" draw:z-index="83" draw:name="txtNumeroDocumento" draw:style-name="gr13" draw:text-style-name="P7" svg:width="14.292cm" svg:height="0.396cm" svg:x="0.409cm" svg:y="11.922cm" draw:control="control39"/><draw:control text:anchor-type="paragraph" draw:z-index="84" draw:name="txtNumeroDocumento" draw:style-name="gr13" draw:text-style-name="P7" svg:width="14.292cm" svg:height="0.396cm" svg:x="0.409cm" svg:y="12.34cm" draw:control="control40"/><draw:control text:anchor-type="paragraph" draw:z-index="85" draw:name="txtNumeroDocumento" draw:style-name="gr13" draw:text-style-name="P7" svg:width="14.292cm" svg:height="0.396cm" svg:x="0.409cm" svg:y="12.758cm" draw:control="control41"/><draw:control text:anchor-type="paragraph" draw:z-index="86" draw:name="txtNumeroDocumento" draw:style-name="gr13" draw:text-style-name="P7" svg:width="14.292cm" svg:height="0.396cm" svg:x="0.409cm" svg:y="13.176cm" draw:control="control42"/><draw:control text:anchor-type="paragraph" draw:z-index="87" draw:name="txtNumeroDocumento" draw:style-name="gr13" draw:text-style-name="P7" svg:width="14.292cm" svg:height="0.396cm" svg:x="0.409cm" svg:y="13.612cm" draw:control="control43"/><draw:control text:anchor-type="paragraph" draw:z-index="88" draw:name="txtNumeroDocumento" draw:style-name="gr13" draw:text-style-name="P7" svg:width="14.292cm" svg:height="0.396cm" svg:x="0.409cm" svg:y="14.03cm" draw:control="control44"/><draw:control text:anchor-type="paragraph" draw:z-index="89" draw:name="txtNumeroDocumento" draw:style-name="gr13" draw:text-style-name="P7" svg:width="14.292cm" svg:height="0.396cm" svg:x="0.409cm" svg:y="14.448cm" draw:control="control45"/><draw:control text:anchor-type="paragraph" draw:z-index="90" draw:name="txtNumeroDocumento" draw:style-name="gr13" draw:text-style-name="P7" svg:width="14.292cm" svg:height="0.396cm" svg:x="0.409cm" svg:y="14.878cm" draw:control="control46"/><draw:control text:anchor-type="paragraph" draw:z-index="91" draw:style-name="gr13" draw:text-style-name="P7" svg:width="18.864cm" svg:height="0.401cm" svg:x="0.411cm" svg:y="16.081cm" draw:control="control47"/><draw:control text:anchor-type="paragraph" draw:z-index="92" draw:style-name="gr13" draw:text-style-name="P7" svg:width="18.864cm" svg:height="0.401cm" svg:x="0.411cm" svg:y="16.499cm" draw:control="control48"/><draw:custom-shape text:anchor-type="paragraph" draw:z-index="93" draw:style-name="gr30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0" draw:name="txtNumeroDocumento" draw:style-name="gr13" draw:text-style-name="P7" svg:width="2.961cm" svg:height="0.396cm" svg:x="12.638cm" svg:y="4.429cm" draw:control="control7"/><draw:custom-shape text:anchor-type="paragraph" draw:z-index="10" draw:style-name="gr9" draw:text-style-name="P4" svg:width="3.608cm" svg:height="0.75cm" svg:x="15.771cm" svg:y="4.128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7" draw:text-style-name="P4" svg:width="3.918cm" svg:height="0.75cm" svg:x="8.551cm" svg:y="4.128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6" draw:text-style-name="P4" svg:width="4.562cm" svg:height="0.75cm" svg:x="3.969cm" svg:y="4.128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4" draw:style-name="gr30" draw:text-style-name="P4" svg:width="19.134cm" svg:height="0.75cm" svg:x="0.25cm" svg:y="3.378cm"><text:p><text:span text:style-name="T2">Endereço Beneficiári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5" draw:style-name="gr13" draw:text-style-name="P7" svg:width="8.699cm" svg:height="0.396cm" svg:x="0.356cm" svg:y="2.891cm" draw:control="control49"/><draw:control text:anchor-type="paragraph" draw:z-index="96" draw:style-name="gr13" draw:text-style-name="P7" svg:width="18.592cm" svg:height="0.396cm" svg:x="0.376cm" svg:y="3.62cm" draw:control="control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sael Queiroz</meta:initial-creator>
    <meta:creation-date>2008-01-18T19:37:11</meta:creation-date>
    <dc:date>2020-12-03T19:42:39.906120824</dc:date>
    <meta:editing-cycles>122</meta:editing-cycles>
    <meta:editing-duration>PT8H50M11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4" meta:character-count="48" meta:non-whitespace-character-count="44"/>
    <meta:user-defined meta:name="Info 1"/>
    <meta:user-defined meta:name="Info 2"/>
    <meta:user-defined meta:name="Info 3"/>
    <meta:user-defined meta:name="Info 4"/>
  </office:meta>
</office:document-meta>
</file>